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2.84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1.6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45cm"/>
      <style:paragraph-properties style:writing-mode="lr-tb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 style:list-style-name="L1">
      <style:graphic-properties draw:stroke="solid" svg:stroke-color="#000000" draw:fill="none" draw:fill-color="#ffffff" fo:min-height="0.45cm"/>
      <style:paragraph-properties style:writing-mode="lr-tb"/>
    </style:style>
    <style:style style:name="gr7" style:family="graphic" style:parent-style-name="standard">
      <style:graphic-properties draw:stroke="solid" svg:stroke-color="#000000" draw:fill="none" fo:min-height="0.65cm"/>
      <style:paragraph-properties style:writing-mode="lr-tb"/>
    </style:style>
    <style:style style:name="gr8" style:family="graphic" style:parent-style-name="standard">
      <style:graphic-properties draw:stroke="solid" svg:stroke-color="#000000" draw:fill="none" fo:min-height="10.369cm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none" fo:min-height="0.434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solid" svg:stroke-color="#000000" draw:fill="none" fo:min-height="0.434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000000" draw:fill="none" draw:fill-color="#ffffff" fo:min-height="0.865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fo:min-height="2.134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none" draw:fill-color="#ffffff" fo:min-height="1.729cm"/>
      <style:paragraph-properties style:writing-mode="lr-tb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0.865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000000" draw:fill="none" draw:fill-color="#ffffff" fo:min-height="0.45cm"/>
      <style:paragraph-properties style:writing-mode="lr-tb"/>
    </style:style>
    <style:style style:name="gr16" style:family="graphic" style:parent-style-name="standard">
      <style:graphic-properties draw:stroke="solid" svg:stroke-color="#000000" draw:fill="none" fo:min-height="0.86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353cm" fo:min-width="0.82cm"/>
    </style:style>
    <style:style style:name="gr18" style:family="graphic" style:parent-style-name="standard">
      <style:graphic-properties draw:fill="solid" draw:fill-color="#ff3838" draw:textarea-horizontal-align="justify" draw:textarea-vertical-align="middle" draw:auto-grow-height="false" fo:min-height="1.543cm" fo:min-width="0.82cm"/>
    </style:style>
    <style:style style:name="gr19" style:family="graphic" style:parent-style-name="standard">
      <style:graphic-properties draw:fill="solid" draw:fill-color="#3faf46" draw:textarea-horizontal-align="justify" draw:textarea-vertical-align="middle" draw:auto-grow-height="false" fo:min-height="0.574cm" fo:min-width="0.82cm"/>
    </style:style>
    <style:style style:name="gr20" style:family="graphic" style:parent-style-name="standard">
      <style:graphic-properties draw:textarea-horizontal-align="justify" draw:textarea-vertical-align="middle" draw:auto-grow-height="false" fo:min-height="4.354cm" fo:min-width="0.82cm"/>
    </style:style>
    <style:style style:name="gr21" style:family="graphic" style:parent-style-name="standard">
      <style:graphic-properties draw:fill="solid" draw:fill-color="#ff3838" draw:textarea-horizontal-align="justify" draw:textarea-vertical-align="middle" draw:auto-grow-height="false" fo:min-height="2.002cm" fo:min-width="0.82cm"/>
    </style:style>
    <style:style style:name="gr22" style:family="graphic" style:parent-style-name="standard">
      <style:graphic-properties draw:fill="solid" draw:fill-color="#ff3838" draw:textarea-horizontal-align="justify" draw:textarea-vertical-align="middle" draw:auto-grow-height="false" fo:min-height="3.75cm" fo:min-width="0.82cm"/>
    </style:style>
    <style:style style:name="gr23" style:family="graphic" style:parent-style-name="standard">
      <style:graphic-properties draw:fill="solid" draw:fill-color="#3faf46" draw:textarea-horizontal-align="justify" draw:textarea-vertical-align="middle" draw:auto-grow-height="false" fo:min-height="2.35cm" fo:min-width="0.82cm"/>
    </style:style>
    <style:style style:name="gr24" style:family="graphic" style:parent-style-name="standard">
      <style:graphic-properties draw:fill="solid" draw:fill-color="#ff3838" draw:textarea-horizontal-align="justify" draw:textarea-vertical-align="middle" draw:auto-grow-height="false" fo:min-height="2.802cm" fo:min-width="0.82cm"/>
    </style:style>
    <style:style style:name="gr25" style:family="graphic" style:parent-style-name="standard">
      <style:graphic-properties draw:fill="solid" draw:fill-color="#3faf46" draw:textarea-horizontal-align="justify" draw:textarea-vertical-align="middle" draw:auto-grow-height="false" fo:min-height="1.302cm" fo:min-width="0.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fill="solid" draw:fill-color="#ff3838" draw:textarea-horizontal-align="justify" draw:textarea-vertical-align="middle" draw:auto-grow-height="false" fo:min-height="3.85cm" fo:min-width="0.82cm"/>
    </style:style>
    <style:style style:name="gr28" style:family="graphic" style:parent-style-name="standard">
      <style:graphic-properties draw:fill="solid" draw:fill-color="#3faf46" draw:textarea-horizontal-align="justify" draw:textarea-vertical-align="middle" draw:auto-grow-height="false" fo:min-height="0.95cm" fo:min-width="0.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standard">
      <style:graphic-properties draw:fill="solid" draw:fill-color="#ff3838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="solid" draw:fill-color="#3faf46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ff3838"/>
      <style:paragraph-properties fo:text-align="center"/>
    </style:style>
    <style:style style:name="P10" style:family="paragraph">
      <loext:graphic-properties draw:fill="solid" draw:fill-color="#3faf46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4pt" style:font-size-asian="18pt" style:font-size-complex="18pt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cm" svg:height="3.095cm" svg:x="1.8cm" svg:y="2cm">
          <draw:text-box>
            <text:p text:style-name="P1">Prepare rhizobia community</text:p>
          </draw:text-box>
        </draw:frame>
        <draw:frame draw:style-name="gr2" draw:text-style-name="P3" xml:id="id2" draw:id="id2" draw:layer="layout" svg:width="4.5cm" svg:height="1.9cm" svg:x="10.3cm" svg:y="2.7cm">
          <draw:text-box>
            <text:p>Prepare microcosms</text:p>
          </draw:text-box>
        </draw:frame>
        <draw:connector draw:style-name="gr3" draw:text-style-name="P4" draw:layer="layout" draw:type="line" svg:x1="5.8cm" svg:y1="3.547cm" svg:x2="10.3cm" svg:y2="3.65cm" draw:start-shape="id1" draw:start-glue-point="1" draw:end-shape="id2" draw:end-glue-point="3" svg:d="M5800 3547l4500 103" svg:viewBox="0 0 4501 104">
          <text:p/>
        </draw:connector>
        <draw:frame draw:style-name="gr4" draw:text-style-name="P2" xml:id="id3" draw:id="id3" draw:layer="layout" svg:width="5cm" svg:height="0.7cm" svg:x="1.6cm" svg:y="7.1cm">
          <draw:text-box>
            <text:p text:style-name="P1"><text:span text:style-name="T1">Plate strains from library</text:span></text:p>
          </draw:text-box>
        </draw:frame>
        <draw:connector draw:style-name="gr5" draw:text-style-name="P1" draw:layer="layout" svg:x1="3.8cm" svg:y1="5.095cm" svg:x2="4.1cm" svg:y2="7.1cm" draw:start-shape="id1" draw:start-glue-point="2" draw:end-shape="id3" draw:end-glue-point="0" svg:d="M3800 5095v1003h300v1002" svg:viewBox="0 0 301 2006">
          <text:p/>
        </draw:connector>
        <draw:frame draw:style-name="gr6" draw:text-style-name="P6" xml:id="id4" draw:id="id4" draw:layer="layout" svg:width="5.9cm" svg:height="0.7cm" svg:x="9.5cm" svg:y="6.3cm">
          <draw:text-box>
            <text:p text:style-name="P5"><text:span text:style-name="T1">G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t</text:span><text:span text:style-name="T1">e</text:span><text:span text:style-name="T1"> </text:span><text:span text:style-name="T1">c</text:span><text:span text:style-name="T1">l</text:span><text:span text:style-name="T1">o</text:span><text:span text:style-name="T1">v</text:span><text:span text:style-name="T1">e</text:span><text:span text:style-name="T1">r</text:span><text:span text:style-name="T1"> </text:span><text:span text:style-name="T1">s</text:span><text:span text:style-name="T1">e</text:span><text:span text:style-name="T1">e</text:span><text:span text:style-name="T1">d</text:span><text:span text:style-name="T1">s</text:span></text:p>
          </draw:text-box>
        </draw:frame>
        <draw:connector draw:style-name="gr5" draw:text-style-name="P1" draw:layer="layout" svg:x1="12.55cm" svg:y1="4.6cm" svg:x2="12.45cm" svg:y2="6.3cm" draw:start-shape="id2" draw:start-glue-point="2" draw:end-shape="id4" draw:end-glue-point="0" svg:d="M12550 4600v850h-100v850" svg:viewBox="0 0 101 1701">
          <text:p/>
        </draw:connector>
        <draw:frame draw:style-name="gr7" draw:text-style-name="P7" xml:id="id8" draw:id="id8" draw:layer="layout" svg:width="4.8cm" svg:height="0.9cm" svg:x="10.8cm" svg:y="20.1cm">
          <draw:text-box>
            <text:p><text:span text:style-name="T1">Fill and autoclave pots</text:span></text:p>
          </draw:text-box>
        </draw:frame>
        <draw:frame draw:style-name="gr8" draw:text-style-name="P7" xml:id="id5" draw:id="id5" draw:layer="layout" svg:width="10.2cm" svg:height="10.619cm" svg:x="8.8cm" svg:y="8.1cm">
          <draw:text-box>
            <text:p><text:span text:style-name="T1">Three-way + community experiment (3-weeks):</text:span></text:p>
            <text:p><text:span text:style-name="T1">6 soil replicates + 6 clover reps = 12 reps</text:span></text:p>
            <text:p><text:span text:style-name="T1"/></text:p>
            <text:p text:style-name="P8"><text:span text:style-name="T1">Three-way + community experiment (6-weeks):</text:span></text:p>
            <text:p text:style-name="P8"><text:span text:style-name="T1">6 soil replicates + 6 clover reps = 12 reps</text:span></text:p>
            <text:p><text:span text:style-name="T1"/></text:p>
            <text:p><text:span text:style-name="T1">Three-way experiment marked strains only (3-weeks):</text:span></text:p>
            <text:p text:style-name="P8"><text:span text:style-name="T1">6 soil replicates + 6 clover reps = 12 reps</text:span></text:p>
            <text:p text:style-name="P8"><text:span text:style-name="T1"/></text:p>
            <text:p text:style-name="P8"><text:span text:style-name="T1">Three-way experiment marked strains only (6-weeks):</text:span></text:p>
            <text:p text:style-name="P8"><text:span text:style-name="T1">6 soil replicates + 6 clover reps = 12 reps</text:span></text:p>
            <text:p><text:span text:style-name="T1"/></text:p>
            <text:p><text:span text:style-name="T1">Single strain inoculations:</text:span></text:p>
            <text:p><text:span text:style-name="T1">3 * (6 soil reps + 6 clover reps) = 36 reps</text:span></text:p>
            <text:p><text:span text:style-name="T1"/></text:p>
            <text:p><text:span text:style-name="T1">Uninoculated controls:</text:span></text:p>
            <text:p><text:span text:style-name="T1">6 soil reps + 6 clover reps = 12 reps</text:span></text:p>
            <text:p><text:span text:style-name="T1"/></text:p>
            <text:p><text:span text:style-name="T1">Unmarked single strain inoculations? (+36?)</text:span></text:p>
            <text:p><text:span text:style-name="T1"/></text:p>
            <text:p><text:span text:style-name="T1">Include vetch? (+18 to +36?)</text:span></text:p>
            <text:p><text:span text:style-name="T1"/></text:p>
            <text:p><text:span text:style-name="T1">Total: 96 pots minimum</text:span></text:p>
          </draw:text-box>
        </draw:frame>
        <draw:connector draw:style-name="gr5" draw:text-style-name="P1" draw:layer="layout" svg:x1="12.45cm" svg:y1="7cm" svg:x2="13.9cm" svg:y2="8.1cm" draw:start-shape="id4" draw:start-glue-point="2" draw:end-shape="id5" draw:end-glue-point="0" svg:d="M12450 7000v550h1450v550" svg:viewBox="0 0 1451 1101">
          <text:p/>
        </draw:connector>
        <draw:frame draw:style-name="gr9" draw:text-style-name="P7" xml:id="id6" draw:id="id6" draw:layer="layout" svg:width="2.725cm" svg:height="0.684cm" svg:x="2.575cm" svg:y="9.416cm">
          <draw:text-box>
            <text:p><text:span text:style-name="T1">pick colonies</text:span></text:p>
          </draw:text-box>
        </draw:frame>
        <draw:frame draw:style-name="gr10" draw:text-style-name="P7" xml:id="id7" draw:id="id7" draw:layer="layout" svg:width="6.043cm" svg:height="0.684cm" svg:x="1.4cm" svg:y="11.4cm">
          <draw:text-box>
            <text:p><text:span text:style-name="T1">in</text:span><text:span text:style-name="T1">c</text:span><text:span text:style-name="T1">u</text:span><text:span text:style-name="T1">b</text:span><text:span text:style-name="T1">at</text:span><text:span text:style-name="T1">e </text:span><text:span text:style-name="T1">to </text:span><text:span text:style-name="T1">s</text:span><text:span text:style-name="T1">a</text:span><text:span text:style-name="T1">m</text:span><text:span text:style-name="T1">e </text:span><text:span text:style-name="T1">o</text:span><text:span text:style-name="T1">pt</text:span><text:span text:style-name="T1">ic</text:span><text:span text:style-name="T1">al </text:span><text:span text:style-name="T1">d</text:span><text:span text:style-name="T1">e</text:span><text:span text:style-name="T1">n</text:span><text:span text:style-name="T1">si</text:span><text:span text:style-name="T1">ty</text:span></text:p>
          </draw:text-box>
        </draw:frame>
        <draw:connector draw:style-name="gr5" draw:text-style-name="P1" draw:layer="layout" svg:x1="4.1cm" svg:y1="7.8cm" svg:x2="3.937cm" svg:y2="9.416cm" draw:start-shape="id3" draw:start-glue-point="2" draw:end-shape="id6" draw:end-glue-point="0" svg:d="M4100 7800v808h-163v808" svg:viewBox="0 0 164 1617">
          <text:p/>
        </draw:connector>
        <draw:connector draw:style-name="gr5" draw:text-style-name="P1" draw:layer="layout" svg:x1="3.937cm" svg:y1="10.1cm" svg:x2="4.421cm" svg:y2="11.4cm" draw:start-shape="id6" draw:start-glue-point="2" draw:end-shape="id7" draw:end-glue-point="0" svg:d="M3937 10100v650h484v650" svg:viewBox="0 0 485 1301">
          <text:p/>
        </draw:connector>
        <draw:connector draw:style-name="gr5" draw:text-style-name="P1" draw:layer="layout" svg:x1="13.9cm" svg:y1="18.719cm" svg:x2="13.2cm" svg:y2="20.1cm" draw:start-shape="id5" draw:start-glue-point="2" draw:end-shape="id8" draw:end-glue-point="0" svg:d="M13900 18719v691h-700v690" svg:viewBox="0 0 701 1382">
          <text:p/>
        </draw:connector>
        <draw:connector draw:style-name="gr3" draw:text-style-name="P4" draw:layer="layout" draw:type="line" svg:x1="14.8cm" svg:y1="3.65cm" svg:x2="24.9cm" svg:y2="3.95cm" draw:start-shape="id2" draw:end-shape="id9" draw:end-glue-point="3" svg:d="M14800 3650l10100 300" svg:viewBox="0 0 10101 301">
          <text:p/>
        </draw:connector>
        <draw:frame draw:style-name="gr7" draw:text-style-name="P7" xml:id="id10" draw:id="id10" draw:layer="layout" svg:width="4.8cm" svg:height="0.9cm" svg:x="10.9cm" svg:y="22.9cm">
          <draw:text-box>
            <text:p><text:span text:style-name="T1">Pl</text:span><text:span text:style-name="T1">a</text:span><text:span text:style-name="T1">nt </text:span><text:span text:style-name="T1">cl</text:span><text:span text:style-name="T1">o</text:span><text:span text:style-name="T1">v</text:span><text:span text:style-name="T1">er </text:span><text:span text:style-name="T1">s</text:span><text:span text:style-name="T1">e</text:span><text:span text:style-name="T1">e</text:span><text:span text:style-name="T1">dli</text:span><text:span text:style-name="T1">n</text:span><text:span text:style-name="T1">g</text:span><text:span text:style-name="T1">s</text:span></text:p>
          </draw:text-box>
        </draw:frame>
        <draw:connector draw:style-name="gr5" draw:text-style-name="P1" draw:layer="layout" svg:x1="13.2cm" svg:y1="21cm" svg:x2="13.3cm" svg:y2="22.9cm" draw:start-shape="id8" draw:end-shape="id10" draw:end-glue-point="0" svg:d="M13200 21000v950h100v950" svg:viewBox="0 0 101 1901">
          <text:p/>
        </draw:connector>
        <draw:frame draw:style-name="gr11" draw:text-style-name="P6" xml:id="id11" draw:id="id11" draw:layer="layout" svg:width="5.9cm" svg:height="1.115cm" svg:x="24.9cm" svg:y="7.9cm">
          <draw:text-box>
            <text:p text:style-name="P5"><text:span text:style-name="T1">Immediately after </text:span><text:span text:style-name="T1">planting or after 2 </text:span><text:span text:style-name="T1">weeks of growth?</text:span></text:p>
          </draw:text-box>
        </draw:frame>
        <draw:connector draw:style-name="gr5" draw:text-style-name="P1" draw:layer="layout" svg:x1="27.15cm" svg:y1="4.9cm" svg:x2="27.85cm" svg:y2="7.9cm" draw:start-shape="id9" draw:start-glue-point="2" draw:end-shape="id11" draw:end-glue-point="0" svg:d="M27150 4900v1500h700v1500" svg:viewBox="0 0 701 3001">
          <text:p/>
        </draw:connector>
        <draw:frame draw:style-name="gr2" draw:text-style-name="P3" xml:id="id9" draw:id="id9" draw:layer="layout" svg:width="4.5cm" svg:height="1.9cm" svg:x="24.9cm" svg:y="3cm">
          <draw:text-box>
            <text:p>Inoculate microcosms</text:p>
          </draw:text-box>
        </draw:frame>
        <draw:frame draw:style-name="gr12" draw:text-style-name="P3" xml:id="id14" draw:id="id14" draw:layer="layout" svg:width="4.5cm" svg:height="2.384cm" svg:x="39cm" svg:y="2cm">
          <draw:text-box>
            <text:p>Process 6-week soil samples</text:p>
          </draw:text-box>
        </draw:frame>
        <draw:frame draw:style-name="gr2" draw:text-style-name="P3" xml:id="id13" draw:id="id13" draw:layer="layout" svg:width="4.5cm" svg:height="1.9cm" svg:x="38cm" svg:y="7.384cm">
          <draw:text-box>
            <text:p>Process 6-week clovers</text:p>
          </draw:text-box>
        </draw:frame>
        <draw:connector draw:style-name="gr3" draw:text-style-name="P4" draw:layer="layout" draw:type="line" svg:x1="29.4cm" svg:y1="3.95cm" svg:x2="38.3cm" svg:y2="5.934cm" draw:start-shape="id9" draw:start-glue-point="1" draw:end-shape="id12" draw:end-glue-point="3" svg:d="M29400 3950l8900 1984" svg:viewBox="0 0 8901 1985">
          <text:p/>
        </draw:connector>
        <draw:connector draw:style-name="gr3" draw:text-style-name="P4" draw:layer="layout" draw:type="line" svg:x1="29.4cm" svg:y1="3.95cm" svg:x2="38cm" svg:y2="8.334cm" draw:start-shape="id9" draw:start-glue-point="1" draw:end-shape="id13" draw:end-glue-point="3" svg:d="M29400 3950l8600 4384" svg:viewBox="0 0 8601 4385">
          <text:p/>
        </draw:connector>
        <draw:connector draw:style-name="gr3" draw:text-style-name="P4" draw:layer="layout" draw:type="line" svg:x1="29.4cm" svg:y1="3.95cm" svg:x2="39cm" svg:y2="3.192cm" draw:start-shape="id9" draw:start-glue-point="1" draw:end-shape="id14" draw:end-glue-point="3" svg:d="M29400 3950l9600-758" svg:viewBox="0 0 9601 759">
          <text:p/>
        </draw:connector>
        <draw:frame draw:style-name="gr13" draw:text-style-name="P6" xml:id="id16" draw:id="id16" draw:layer="layout" svg:width="5.9cm" svg:height="1.979cm" svg:x="36.9cm" svg:y="12.384cm">
          <draw:text-box>
            <text:p text:style-name="P5"><text:span text:style-name="T1">Is</text:span><text:span text:style-name="T1">ol</text:span><text:span text:style-name="T1">at</text:span><text:span text:style-name="T1">e </text:span><text:span text:style-name="T1">rh</text:span><text:span text:style-name="T1">iz</text:span><text:span text:style-name="T1">o</text:span><text:span text:style-name="T1">bi</text:span><text:span text:style-name="T1">a </text:span><text:span text:style-name="T1">fr</text:span><text:span text:style-name="T1">o</text:span><text:span text:style-name="T1">m</text:span></text:p>
            <text:p text:style-name="P5"><text:span text:style-name="T1">- </text:span><text:span text:style-name="T1">A</text:span><text:span text:style-name="T1">g</text:span><text:span text:style-name="T1">gr</text:span><text:span text:style-name="T1">e</text:span><text:span text:style-name="T1">g</text:span><text:span text:style-name="T1">at</text:span><text:span text:style-name="T1">e</text:span><text:span text:style-name="T1">d </text:span><text:span text:style-name="T1">n</text:span><text:span text:style-name="T1">o</text:span><text:span text:style-name="T1">d</text:span><text:span text:style-name="T1">ul</text:span><text:span text:style-name="T1">e</text:span><text:span text:style-name="T1">s</text:span></text:p>
            <text:p text:style-name="P5"><text:span text:style-name="T1">- </text:span><text:span text:style-name="T1">S</text:span><text:span text:style-name="T1">oil </text:span><text:span text:style-name="T1">w</text:span><text:span text:style-name="T1">a</text:span><text:span text:style-name="T1">s</text:span><text:span text:style-name="T1">h</text:span><text:span text:style-name="T1">e</text:span><text:span text:style-name="T1">d </text:span><text:span text:style-name="T1">fr</text:span><text:span text:style-name="T1">o</text:span><text:span text:style-name="T1">m </text:span><text:span text:style-name="T1">ro</text:span><text:span text:style-name="T1">ot</text:span><text:span text:style-name="T1">s </text:span><text:span text:style-name="T1">(r</text:span><text:span text:style-name="T1">hi</text:span><text:span text:style-name="T1">z</text:span><text:span text:style-name="T1">o</text:span><text:span text:style-name="T1">s</text:span><text:span text:style-name="T1">p</text:span><text:span text:style-name="T1">h</text:span><text:span text:style-name="T1">er</text:span><text:span text:style-name="T1">e)</text:span></text:p>
          </draw:text-box>
        </draw:frame>
        <draw:frame draw:style-name="gr14" draw:text-style-name="P6" xml:id="id15" draw:id="id15" draw:layer="layout" svg:width="5.9cm" svg:height="1.115cm" svg:x="36.8cm" svg:y="10.584cm">
          <draw:text-box>
            <text:p text:style-name="P5"><text:span text:style-name="T1">C</text:span><text:span text:style-name="T1">ou</text:span><text:span text:style-name="T1">nt </text:span><text:span text:style-name="T1">no</text:span><text:span text:style-name="T1">du</text:span><text:span text:style-name="T1">le</text:span><text:span text:style-name="T1">s </text:span><text:span text:style-name="T1">an</text:span><text:span text:style-name="T1">d </text:span><text:span text:style-name="T1">ph</text:span><text:span text:style-name="T1">ot</text:span><text:span text:style-name="T1">og</text:span><text:span text:style-name="T1">ra</text:span><text:span text:style-name="T1">ph </text:span><text:span text:style-name="T1">ea</text:span><text:span text:style-name="T1">ch </text:span><text:span text:style-name="T1">pl</text:span><text:span text:style-name="T1">an</text:span><text:span text:style-name="T1">t</text:span></text:p>
          </draw:text-box>
        </draw:frame>
        <draw:frame draw:style-name="gr15" draw:text-style-name="P6" xml:id="id17" draw:id="id17" draw:layer="layout" svg:width="5.9cm" svg:height="0.7cm" svg:x="36.7cm" svg:y="15.184cm">
          <draw:text-box>
            <text:p text:style-name="P5"><text:span text:style-name="T1">Dry and weight each </text:span><text:span text:style-name="T1">plant</text:span></text:p>
          </draw:text-box>
        </draw:frame>
        <draw:connector draw:style-name="gr5" draw:text-style-name="P1" draw:layer="layout" svg:x1="40.25cm" svg:y1="9.284cm" svg:x2="39.75cm" svg:y2="10.584cm" draw:end-shape="id15" draw:end-glue-point="0" svg:d="M40250 9284v400h-500v900" svg:viewBox="0 0 501 1301">
          <text:p/>
        </draw:connector>
        <draw:connector draw:style-name="gr5" draw:text-style-name="P1" draw:layer="layout" svg:x1="40.6cm" svg:y1="6.884cm" svg:x2="40.25cm" svg:y2="7.384cm" draw:start-shape="id12" draw:start-glue-point="2" draw:end-shape="id13" draw:end-glue-point="0" svg:d="M40600 6884v250h-350v250" svg:viewBox="0 0 351 501">
          <text:p/>
        </draw:connector>
        <draw:connector draw:style-name="gr5" draw:text-style-name="P1" draw:layer="layout" svg:x1="39.75cm" svg:y1="11.699cm" svg:x2="39.85cm" svg:y2="12.384cm" draw:start-shape="id15" draw:start-glue-point="2" draw:end-shape="id16" draw:end-glue-point="0" svg:d="M39750 11699v343h100v342" svg:viewBox="0 0 101 686">
          <text:p/>
        </draw:connector>
        <draw:connector draw:style-name="gr5" draw:text-style-name="P1" draw:layer="layout" svg:x1="39.85cm" svg:y1="14.363cm" svg:x2="39.65cm" svg:y2="15.184cm" draw:start-shape="id16" draw:start-glue-point="2" draw:end-shape="id17" draw:end-glue-point="0" svg:d="M39850 14363v411h-200v410" svg:viewBox="0 0 201 822">
          <text:p/>
        </draw:connector>
        <draw:frame draw:style-name="gr12" draw:text-style-name="P3" xml:id="id18" draw:id="id18" draw:layer="layout" svg:width="6.6cm" svg:height="2.384cm" svg:x="48.8cm" svg:y="4.1cm">
          <draw:text-box>
            <text:p>Culture isolates and count colonies</text:p>
          </draw:text-box>
        </draw:frame>
        <draw:frame draw:style-name="gr16" draw:text-style-name="P7" xml:id="id19" draw:id="id19" draw:layer="layout" svg:width="6.2cm" svg:height="1.115cm" svg:x="49cm" svg:y="7.584cm">
          <draw:text-box>
            <text:p><text:span text:style-name="T1">Mak</text:span><text:span text:style-name="T1">e </text:span><text:span text:style-name="T1">gent</text:span><text:span text:style-name="T1">amy</text:span><text:span text:style-name="T1">cin+ </text:span><text:span text:style-name="T1">medi</text:span><text:span text:style-name="T1">a</text:span></text:p>
          </draw:text-box>
        </draw:frame>
        <draw:frame draw:style-name="gr16" draw:text-style-name="P7" xml:id="id20" draw:id="id20" draw:layer="layout" svg:width="6.2cm" svg:height="1.115cm" svg:x="48.8cm" svg:y="9.684cm">
          <draw:text-box>
            <text:p><text:span text:style-name="T1">Plate dilutions of samples onto </text:span><text:span text:style-name="T1">media</text:span></text:p>
          </draw:text-box>
        </draw:frame>
        <draw:frame draw:style-name="gr16" draw:text-style-name="P7" xml:id="id21" draw:id="id21" draw:layer="layout" svg:width="6.2cm" svg:height="1.115cm" svg:x="48.8cm" svg:y="11.684cm">
          <draw:text-box>
            <text:p><text:span text:style-name="T1">P</text:span><text:span text:style-name="T1">h</text:span><text:span text:style-name="T1">ot</text:span><text:span text:style-name="T1">o</text:span><text:span text:style-name="T1">gr</text:span><text:span text:style-name="T1">a</text:span><text:span text:style-name="T1">p</text:span><text:span text:style-name="T1">h </text:span><text:span text:style-name="T1">pl</text:span><text:span text:style-name="T1">at</text:span><text:span text:style-name="T1">e</text:span><text:span text:style-name="T1">s </text:span><text:span text:style-name="T1">a</text:span><text:span text:style-name="T1">n</text:span><text:span text:style-name="T1">d </text:span><text:span text:style-name="T1">a</text:span><text:span text:style-name="T1">n</text:span><text:span text:style-name="T1">al</text:span><text:span text:style-name="T1">y</text:span><text:span text:style-name="T1">s</text:span><text:span text:style-name="T1">e </text:span><text:span text:style-name="T1">o</text:span><text:span text:style-name="T1">n </text:span><text:span text:style-name="T1">c</text:span><text:span text:style-name="T1">ol</text:span><text:span text:style-name="T1">o</text:span><text:span text:style-name="T1">n</text:span><text:span text:style-name="T1">y </text:span><text:span text:style-name="T1">c</text:span><text:span text:style-name="T1">o</text:span><text:span text:style-name="T1">u</text:span><text:span text:style-name="T1">nt</text:span><text:span text:style-name="T1">in</text:span><text:span text:style-name="T1">g </text:span><text:span text:style-name="T1">m</text:span><text:span text:style-name="T1">a</text:span><text:span text:style-name="T1">c</text:span><text:span text:style-name="T1">hi</text:span><text:span text:style-name="T1">n</text:span><text:span text:style-name="T1">e</text:span></text:p>
          </draw:text-box>
        </draw:frame>
        <draw:connector draw:style-name="gr5" draw:text-style-name="P1" draw:layer="layout" svg:x1="52.1cm" svg:y1="6.484cm" svg:x2="52.1cm" svg:y2="7.584cm" draw:start-shape="id18" draw:start-glue-point="2" draw:end-shape="id19" draw:end-glue-point="0" svg:d="M52100 6484v1100" svg:viewBox="0 0 1 1101">
          <text:p/>
        </draw:connector>
        <draw:connector draw:style-name="gr5" draw:text-style-name="P1" draw:layer="layout" svg:x1="52.1cm" svg:y1="8.699cm" svg:x2="51.9cm" svg:y2="9.684cm" draw:start-shape="id19" draw:start-glue-point="2" draw:end-shape="id20" draw:end-glue-point="0" svg:d="M52100 8699v493h-200v492" svg:viewBox="0 0 201 986">
          <text:p/>
        </draw:connector>
        <draw:connector draw:style-name="gr5" draw:text-style-name="P1" draw:layer="layout" svg:x1="51.9cm" svg:y1="11.684cm" svg:x2="51.9cm" svg:y2="10.799cm" draw:start-shape="id21" draw:start-glue-point="0" draw:end-shape="id20" draw:end-glue-point="2" svg:d="M51900 11684v-885" svg:viewBox="0 0 1 886">
          <text:p/>
        </draw:connector>
        <draw:connector draw:style-name="gr3" draw:text-style-name="P4" draw:layer="layout" draw:type="line" svg:x1="43.5cm" svg:y1="3.192cm" svg:x2="48.8cm" svg:y2="5.292cm" draw:start-shape="id14" draw:start-glue-point="1" draw:end-shape="id18" draw:end-glue-point="3" svg:d="M43500 3192l5300 2100" svg:viewBox="0 0 5301 2101">
          <text:p/>
        </draw:connector>
        <draw:connector draw:style-name="gr3" draw:text-style-name="P4" draw:layer="layout" draw:type="line" svg:x1="42.5cm" svg:y1="8.334cm" svg:x2="48.8cm" svg:y2="5.292cm" draw:start-shape="id13" draw:start-glue-point="1" draw:end-shape="id18" draw:end-glue-point="3" svg:d="M42500 8334l6300-3042" svg:viewBox="0 0 6301 3043">
          <text:p/>
        </draw:connector>
        <draw:connector draw:style-name="gr3" draw:text-style-name="P4" draw:layer="layout" draw:type="line" svg:x1="42.9cm" svg:y1="5.934cm" svg:x2="48.8cm" svg:y2="5.292cm" draw:start-shape="id12" draw:start-glue-point="1" draw:end-shape="id18" draw:end-glue-point="3" svg:d="M42900 5934l5900-642" svg:viewBox="0 0 5901 643">
          <text:p/>
        </draw:connector>
        <draw:frame draw:style-name="gr2" draw:text-style-name="P3" xml:id="id12" draw:id="id12" draw:layer="layout" svg:width="4.6cm" svg:height="1.9cm" svg:x="38.3cm" svg:y="4.984cm">
          <draw:text-box>
            <text:p>Process 3-week clovers</text:p>
          </draw:text-box>
        </draw:frame>
        <draw:connector draw:style-name="gr5" draw:text-style-name="P1" draw:layer="layout" svg:x1="41.25cm" svg:y1="4.384cm" svg:x2="40.6cm" svg:y2="4.984cm" draw:start-shape="id14" draw:start-glue-point="2" draw:end-shape="id12" draw:end-glue-point="0" svg:d="M41250 4384v300h-650v300" svg:viewBox="0 0 651 601">
          <text:p/>
        </draw:connector>
        <draw:custom-shape draw:style-name="gr17" draw:text-style-name="P1" draw:layer="layout" svg:width="1.32cm" svg:height="4.603cm" svg:x="46.2cm" svg:y="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32cm" svg:height="1.793cm" svg:x="46.2cm" svg:y="21.8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32cm" svg:height="0.824cm" svg:x="46.2cm" svg:y="22.8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2cm" svg:height="4.604cm" svg:x="49.58cm" svg:y="19.0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32cm" svg:height="1.793cm" svg:x="49.58cm" svg:y="21.9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32cm" svg:height="0.824cm" svg:x="49.58cm" svg:y="22.87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2cm" svg:height="4.603cm" svg:x="46.2cm" svg:y="24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32cm" svg:height="2.252cm" svg:x="46.2cm" svg:y="2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32cm" svg:height="0.824cm" svg:x="46.2cm" svg:y="28.1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2cm" svg:height="4.604cm" svg:x="49.58cm" svg:y="2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32cm" svg:height="4cm" svg:x="49.58cm" svg:y="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32cm" svg:height="2.6cm" svg:x="49.58cm" svg:y="26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2cm" svg:height="4.603cm" svg:x="46.2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.32cm" svg:height="3.052cm" svg:x="46.2cm" svg:y="31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.32cm" svg:height="1.552cm" svg:x="46.2cm" svg:y="33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2cm" svg:height="4.603cm" svg:x="49.68cm" svg:y="30.0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.32cm" svg:height="3.052cm" svg:x="49.68cm" svg:y="31.6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.32cm" svg:height="1.552cm" svg:x="49.68cm" svg:y="33.148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.556cm" svg:height="0.962cm" svg:x="46.1cm" svg:y="17.8cm">
          <draw:text-box>
            <text:p>Soil</text:p>
          </draw:text-box>
        </draw:frame>
        <draw:frame draw:style-name="gr26" draw:text-style-name="P11" draw:layer="layout" svg:width="2.504cm" svg:height="0.962cm" svg:x="48.9cm" svg:y="17.9cm">
          <draw:text-box>
            <text:p>Nodule</text:p>
          </draw:text-box>
        </draw:frame>
        <draw:custom-shape draw:style-name="gr17" draw:text-style-name="P1" draw:layer="layout" svg:width="1.32cm" svg:height="4.603cm" svg:x="46.2cm" svg:y="3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.32cm" svg:height="3.052cm" svg:x="46.2cm" svg:y="3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.32cm" svg:height="1.552cm" svg:x="46.2cm" svg:y="38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2cm" svg:height="4.603cm" svg:x="49.68cm" svg:y="35.5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1.32cm" svg:height="4.1cm" svg:x="49.68cm" svg:y="36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32cm" svg:height="1.2cm" svg:x="49.68cm" svg:y="39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0.002cm" svg:height="1.673cm" svg:x="35.104cm" svg:y="20.627cm">
          <draw:text-box>
            <text:p>Positive relationship:</text:p>
            <text:p>More fit in soil = more fit in nodule</text:p>
          </draw:text-box>
        </draw:frame>
        <draw:frame draw:style-name="gr26" draw:text-style-name="P11" draw:layer="layout" svg:width="9.684cm" svg:height="1.673cm" svg:x="34.7cm" svg:y="25.1cm">
          <draw:text-box>
            <text:p>Negative relationship:</text:p>
            <text:p>More fit in soil = less fit in nodule</text:p>
          </draw:text-box>
        </draw:frame>
        <draw:frame draw:style-name="gr29" draw:text-style-name="P11" draw:layer="layout" svg:width="12.7cm" svg:height="2.384cm" svg:x="32.7cm" svg:y="33.6cm">
          <draw:text-box>
            <text:p>No relationship:</text:p>
            <text:p>Fitness in one environment doesn’t have a clear impact on fitness in the other</text:p>
          </draw:text-box>
        </draw:frame>
        <draw:line draw:style-name="gr30" draw:text-style-name="P4" draw:layer="layout" svg:x1="53.2cm" svg:y1="20.3cm" svg:x2="53.2cm" svg:y2="22.8cm">
          <text:p/>
        </draw:line>
        <draw:line draw:style-name="gr30" draw:text-style-name="P4" draw:layer="layout" svg:x1="56.3cm" svg:y1="22.8cm" svg:x2="53.2cm" svg:y2="22.8cm">
          <text:p/>
        </draw:line>
        <draw:custom-shape draw:style-name="gr31" draw:text-style-name="P9" draw:layer="layout" svg:width="0.145cm" svg:height="0.14cm" svg:x="53.8cm" svg:y="2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146cm" svg:height="0.14cm" svg:x="53.945cm" svg:y="22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145cm" svg:height="0.14cm" svg:x="55.25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1.323cm" svg:height="0.802cm" svg:x="52.2cm" svg:y="19.6cm">
          <draw:text-box>
            <text:p text:style-name="P12">Soil</text:p>
          </draw:text-box>
        </draw:frame>
        <draw:frame draw:style-name="gr26" draw:text-style-name="P13" draw:layer="layout" svg:width="2.068cm" svg:height="0.802cm" svg:x="55.9cm" svg:y="22.9cm">
          <draw:text-box>
            <text:p text:style-name="P12">Nodule</text:p>
          </draw:text-box>
        </draw:frame>
        <draw:line draw:style-name="gr30" draw:text-style-name="P4" draw:layer="layout" svg:x1="53.4cm" svg:y1="25.7cm" svg:x2="53.4cm" svg:y2="28.2cm">
          <text:p/>
        </draw:line>
        <draw:line draw:style-name="gr30" draw:text-style-name="P4" draw:layer="layout" svg:x1="56.5cm" svg:y1="28.2cm" svg:x2="53.4cm" svg:y2="28.2cm">
          <text:p/>
        </draw:line>
        <draw:custom-shape draw:style-name="gr32" draw:text-style-name="P10" draw:layer="layout" svg:width="0.136cm" svg:height="0.142cm" svg:x="55.664cm" svg:y="27.75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1" draw:text-style-name="P9" draw:layer="layout" svg:width="0.136cm" svg:height="0.142cm" svg:x="55.393cm" svg:y="27.4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" draw:layer="layout" svg:width="0.136cm" svg:height="0.142cm" svg:x="53.9cm" svg:y="2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53.2cm" svg:y1="31.6cm" svg:x2="53.2cm" svg:y2="34.1cm">
          <text:p/>
        </draw:line>
        <draw:line draw:style-name="gr30" draw:text-style-name="P4" draw:layer="layout" svg:x1="56.3cm" svg:y1="34.1cm" svg:x2="53.2cm" svg:y2="34.1cm">
          <text:p/>
        </draw:line>
        <draw:custom-shape draw:style-name="gr32" draw:text-style-name="P10" draw:layer="layout" svg:width="0.2cm" svg:height="0.2cm" svg:x="54.3cm" svg:y="33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1" draw:text-style-name="P9" draw:layer="layout" svg:width="0.2cm" svg:height="0.2cm" svg:x="54.1cm" svg:y="3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cm" svg:height="0.2cm" svg:x="54.1cm" svg:y="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53.2cm" svg:y1="31.6cm" svg:x2="53.2cm" svg:y2="34.1cm">
          <text:p/>
        </draw:line>
        <draw:line draw:style-name="gr30" draw:text-style-name="P4" draw:layer="layout" svg:x1="56.3cm" svg:y1="34.1cm" svg:x2="53.2cm" svg:y2="34.1cm">
          <text:p/>
        </draw:line>
        <draw:custom-shape draw:style-name="gr32" draw:text-style-name="P10" draw:layer="layout" svg:width="0.2cm" svg:height="0.2cm" svg:x="54.3cm" svg:y="33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1" draw:text-style-name="P9" draw:layer="layout" svg:width="0.2cm" svg:height="0.2cm" svg:x="54.1cm" svg:y="3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cm" svg:height="0.2cm" svg:x="54.1cm" svg:y="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53.1cm" svg:y1="36.9cm" svg:x2="53.1cm" svg:y2="39.4cm">
          <text:p/>
        </draw:line>
        <draw:line draw:style-name="gr30" draw:text-style-name="P4" draw:layer="layout" svg:x1="56.2cm" svg:y1="39.4cm" svg:x2="53.1cm" svg:y2="39.4cm">
          <text:p/>
        </draw:line>
        <draw:line draw:style-name="gr30" draw:text-style-name="P4" draw:layer="layout" svg:x1="53.1cm" svg:y1="36.9cm" svg:x2="53.1cm" svg:y2="39.4cm">
          <text:p/>
        </draw:line>
        <draw:line draw:style-name="gr30" draw:text-style-name="P4" draw:layer="layout" svg:x1="56.2cm" svg:y1="39.4cm" svg:x2="53.1cm" svg:y2="39.4cm">
          <text:p/>
        </draw:line>
        <draw:custom-shape draw:style-name="gr32" draw:text-style-name="P10" draw:layer="layout" svg:width="0.2cm" svg:height="0.2cm" svg:x="54.1cm" svg:y="38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1" draw:text-style-name="P9" draw:layer="layout" svg:width="0.2cm" svg:height="0.2cm" svg:x="54.1cm" svg:y="3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cm" svg:height="0.2cm" svg:x="54.1cm" svg:y="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12" draw:text-style-name="P3" xml:id="id22" draw:id="id22" draw:layer="layout" svg:width="6.6cm" svg:height="2.384cm" svg:x="48.2cm" svg:y="15.2cm">
          <draw:text-box>
            <text:p>Analyse competition assays</text:p>
          </draw:text-box>
        </draw:frame>
        <draw:connector draw:style-name="gr3" draw:text-style-name="P4" draw:layer="layout" draw:type="curve" svg:x1="55.4cm" svg:y1="5.292cm" svg:x2="54.8cm" svg:y2="16.392cm" draw:start-shape="id18" draw:start-glue-point="1" draw:end-shape="id22" svg:d="M55400 5292c751 0 1051 11100-600 11100" svg:viewBox="0 0 1205 11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1:14:58.827069389</meta:creation-date>
    <dc:date>2021-01-29T10:15:35.777948676</dc:date>
    <meta:editing-duration>PT9H31S</meta:editing-duration>
    <meta:editing-cycles>10</meta:editing-cycles>
    <meta:generator>LibreOffice/6.4.6.2$Linux_X86_64 LibreOffice_project/40$Build-2</meta:generator>
    <meta:print-date>2021-01-27T18:16:39.309350495</meta:print-date>
    <meta:document-statistic meta:object-count="105"/>
  </office:meta>
</office:document-meta>
</file>